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7eeb"/>
    </style:style>
    <style:style style:name="P2" style:family="paragraph" style:parent-style-name="Standard">
      <style:text-properties officeooo:paragraph-rsid="00127eeb"/>
    </style:style>
    <style:style style:name="P3" style:family="paragraph" style:parent-style-name="Standard">
      <style:text-properties officeooo:rsid="00127eeb" officeooo:paragraph-rsid="00127eeb"/>
    </style:style>
    <style:style style:name="P4" style:family="paragraph" style:parent-style-name="Standard">
      <style:text-properties officeooo:rsid="00127eeb" officeooo:paragraph-rsid="00139fc4"/>
    </style:style>
    <style:style style:name="P5" style:family="paragraph" style:parent-style-name="Standard">
      <style:text-properties officeooo:rsid="00127eeb" officeooo:paragraph-rsid="0013fc18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127eeb"/>
    </style:style>
    <style:style style:name="P7" style:family="paragraph" style:parent-style-name="Standard">
      <style:text-properties fo:font-size="24pt" style:text-underline-style="solid" style:text-underline-width="auto" style:text-underline-color="font-color" officeooo:rsid="00127eeb" officeooo:paragraph-rsid="00127eeb" style:font-size-asian="24pt" style:font-size-complex="24pt"/>
    </style:style>
    <style:style style:name="P8" style:family="paragraph" style:parent-style-name="Standard">
      <style:text-properties fo:font-size="24pt" style:text-underline-style="solid" style:text-underline-width="auto" style:text-underline-color="font-color" officeooo:rsid="0015894f" officeooo:paragraph-rsid="0015894f" style:font-size-asian="24pt" style:font-size-complex="24pt"/>
    </style:style>
    <style:style style:name="P9" style:family="paragraph" style:parent-style-name="Standard">
      <style:text-properties fo:font-size="24pt" style:text-underline-style="none" officeooo:rsid="0015894f" officeooo:paragraph-rsid="0015894f" style:font-size-asian="24pt" style:font-size-complex="24pt"/>
    </style:style>
    <style:style style:name="P10" style:family="paragraph" style:parent-style-name="Standard">
      <style:text-properties fo:font-size="16pt" style:text-underline-style="none" officeooo:rsid="0015894f" officeooo:paragraph-rsid="0015894f" style:font-size-asian="14pt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127ee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7eeb" style:font-size-asian="16pt" style:font-size-complex="16pt"/>
    </style:style>
    <style:style style:name="T3" style:family="text">
      <style:text-properties fo:font-size="16pt" officeooo:rsid="00139fc4" style:font-size-asian="16pt" style:font-size-complex="16pt"/>
    </style:style>
    <style:style style:name="T4" style:family="text">
      <style:text-properties fo:font-size="16pt" officeooo:rsid="0013fc18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officeooo:rsid="00127eeb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officeooo:rsid="0013fc18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officeooo:rsid="0013fc18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officeooo:rsid="001589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Project Report</text:span><text:span text:style-name="T1"> </text:span></text:p>
      <text:p text:style-name="P1"><text:span text:style-name="T8">3D Mapping using </text:span></text:p>
      <text:p text:style-name="P1"><text:span text:style-name="T8">Image Processing and Machine Learning</text:span></text:p>
      <text:p text:style-name="P1"><text:span text:style-name="T8"/></text:p>
      <text:p text:style-name="P6"><text:span text:style-name="T1">Mentors:</text:span></text:p>
      <text:p text:style-name="P2"><text:span text:style-name="T1">Chandravaran Kunjeti</text:span></text:p>
      <text:p text:style-name="P2"><text:span text:style-name="T1">Saikumar Dande</text:span></text:p>
      <text:p text:style-name="P6"><text:span text:style-name="T1">Mentees:</text:span></text:p>
      <text:p text:style-name="P2"><text:span text:style-name="T1">V Kartikeya</text:span></text:p>
      <text:p text:style-name="P2"><text:span text:style-name="T1">Soma Anil Kumar</text:span></text:p>
      <text:p text:style-name="P2"><text:span text:style-name="T1"/></text:p>
      <text:p text:style-name="P7">Reasearch Phase <text:span text:style-name="T11">(Completed Tasks)</text:span>:</text:p>
      <text:p text:style-name="P3"><text:span text:style-name="T1"/></text:p>
      <text:p text:style-name="P2"><text:span text:style-name="T2">1. <text:s/>ROS nodes involving topics, services, publishers and subscribers.</text:span></text:p>
      <text:p text:style-name="P2"><text:span text:style-name="T6">Assignment:</text:span><text:span text:style-name="T2"> ROS node that takes input from user (radius and speed) to make a turtle move in circular motion on turtlesim.</text:span></text:p>
      <text:p text:style-name="P3"><text:span text:style-name="T1"/></text:p>
      <text:p text:style-name="P3"><text:span text:style-name="T1">2. Install and learn to use the turtlebot3 package and 3-D visualization tools such as gazebo and rviz. Navigate the bot manually on the visualization tools and create a map of the environment which can be used later for autonomous navigation.</text:span></text:p>
      <text:p text:style-name="P4"><text:span text:style-name="T5">Assignment:</text:span><text:span text:style-name="T1"> </text:span><text:span text:style-name="T3">Execute scripts to make the robot navigate in an environment using commands from the terminal and create a map of the environment it moves in </text:span><text:span text:style-name="T4">using the gmapping package (laser based SLAM)</text:span><text:span text:style-name="T3">. </text:span></text:p>
      <text:p text:style-name="P4"><text:span text:style-name="T3"/></text:p>
      <text:p text:style-name="P5"><text:span text:style-name="T3">3. </text:span><text:span text:style-name="T4">Autonomous navigation of the robot in an environment using localization techniques (amcl in this case).</text:span></text:p>
      <text:p text:style-name="P5"><text:span text:style-name="T7">Assignment:</text:span><text:span text:style-name="T4"> ROS node that makes the robot autonomously navigate to a location provided by the user through the terminal in an environment.</text:span></text:p>
      <text:p text:style-name="P5"><text:span text:style-name="T4"/></text:p>
      <text:p text:style-name="P8"><text:span text:style-name="T9">C</text:span>urrent Targets:</text:p>
      <text:p text:style-name="P8"/>
      <text:p text:style-name="P10">1. Learn to use fusion360 and create a model of the robot on it (using the dimensions decided upon).</text:p>
      <text:p text:style-name="P10">2. Pick stereo cameras to be used in the actual robot.</text:p>
      <text:p text:style-name="P10">3. Learn about bug planners used in ROS.</text:p>
      <text:p text:style-name="P9"><text:soft-page-break/></text:p>
      <text:p text:style-name="P3"><text:span text:style-name="T1"><text:tab/>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3:23:46.492211693</meta:creation-date>
    <dc:date>2021-01-15T14:01:57.870659868</dc:date>
    <meta:editing-duration>PT6M20S</meta:editing-duration>
    <meta:editing-cycles>1</meta:editing-cycles>
    <meta:document-statistic meta:table-count="0" meta:image-count="0" meta:object-count="0" meta:page-count="2" meta:paragraph-count="21" meta:word-count="207" meta:character-count="1268" meta:non-whitespace-character-count="1076"/>
    <meta:generator>LibreOffice/6.4.5.2$Linux_X86_64 LibreOffice_project/40$Build-2</meta:generator>
  </office:meta>
</office:document-meta>
</file>